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0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YBAR PEVE FRANCISCO RUDENC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186544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CL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161708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LVAREZ GOMEZ, CARLOS RAFA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012041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161708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AYBAR PEVE FRANCISCO RUDENCI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21865443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2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0101113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9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29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9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0/10/2021</text:p>
          </table:table-cell>
          <table:table-cell table:style-name="Tabla2.A3" office:value-type="string">
            <text:p text:style-name="P22">91237</text:p>
          </table:table-cell>
          <table:table-cell table:style-name="Tabla2.D3" office:value-type="string">
            <text:p text:style-name="P23">29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3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0T21:47:1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